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DCreatorHelper.process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DDCreatorHelper.DDCreatorHelper( String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DCreatorHelper.main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DCreatorHelper.regenerateSerializedFile( File ser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